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9AF00000184D8552757.png" manifest:media-type="image/png"/>
  <manifest:file-entry manifest:full-path="Pictures/10000000000009AF00000184D55D1DB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in" fo:text-indent="-0.25in" style:auto-text-indent="false"/>
    </style:style>
    <style:style style:name="P2" style:family="paragraph" style:parent-style-name="Header">
      <style:paragraph-properties fo:margin-left="0in" fo:margin-right="0in" fo:text-indent="-0.25in" style:auto-text-indent="false">
        <style:tab-stops>
          <style:tab-stop style:position="0.6252in"/>
          <style:tab-stop style:position="3.3465in" style:type="center"/>
          <style:tab-stop style:position="6.6929in" style:type="right"/>
        </style:tab-stops>
      </style:paragraph-properties>
    </style:style>
    <style:style style:name="P3" style:family="paragraph" style:parent-style-name="Header">
      <style:paragraph-properties fo:margin-left="-0.7874in" fo:margin-right="0in" fo:text-indent="0in" style:auto-text-indent="false"/>
    </style:style>
    <style:style style:name="P4" style:family="paragraph" style:parent-style-name="Footer">
      <style:paragraph-properties fo:margin-left="2.3626in" fo:margin-right="0in" fo:text-indent="0in" style:auto-text-indent="false"/>
      <style:text-properties fo:language="de" fo:country="DE"/>
    </style:style>
    <style:style style:name="P5" style:family="paragraph" style:parent-style-name="Footer">
      <style:paragraph-properties fo:margin-left="2.3626in" fo:margin-right="0in" fo:text-align="end" style:justify-single-word="false" fo:text-indent="0in" style:auto-text-indent="false"/>
      <style:text-properties fo:font-size="8pt" fo:language="de" fo:country="DE" style:font-size-asian="8pt"/>
    </style:style>
    <style:style style:name="P6" style:family="paragraph" style:parent-style-name="Footer">
      <style:text-properties fo:font-size="8pt" style:font-size-asian="8pt"/>
    </style:style>
    <style:style style:name="P7" style:family="paragraph" style:parent-style-name="Standard" style:master-page-name="First_20_Page">
      <style:paragraph-properties fo:line-height="150%" style:page-number="auto"/>
      <style:text-properties fo:font-size="24pt" style:font-size-asian="24pt" style:font-size-complex="24pt"/>
    </style:style>
    <style:style style:name="P8" style:family="paragraph" style:parent-style-name="Standard">
      <style:paragraph-properties fo:line-height="150%"/>
      <style:text-properties fo:font-size="24pt" style:font-size-asian="24pt" style:font-size-complex="24pt"/>
    </style:style>
    <style:style style:name="P9" style:family="paragraph" style:parent-style-name="Standard" style:list-style-name="L2">
      <style:paragraph-properties fo:line-height="150%"/>
      <style:text-properties fo:font-size="24pt" style:font-size-asian="24pt" style:font-size-complex="24pt"/>
    </style:style>
    <style:style style:name="P10" style:family="paragraph" style:parent-style-name="Standard">
      <style:paragraph-properties fo:line-height="150%"/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P11" style:family="paragraph" style:parent-style-name="Standard">
      <style:paragraph-properties fo:line-height="150%" fo:text-align="end" style:justify-single-word="false"/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font-name="Times New Roman1" fo:font-weight="normal" style:font-name-asian="Times New Roman" style:font-weight-asian="normal" style:font-name-complex="Times New Roman" style:font-weight-complex="normal"/>
    </style:style>
    <style:style style:name="T4" style:family="text">
      <style:text-properties style:font-name="Times New Roman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style:vertical-pos="from-top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entili ospiti,</text:p>
      <text:p text:style-name="P8">il nuovo comitato di sorveglianza sull'ESU <text:span text:style-name="T4">(ES</text:span><text:span text:style-name="T3">Ü</text:span><text:span text:style-name="T4"> Spitzen </text:span><text:span text:style-name="T3">Überwachungsrat) solleva dall'incarico dopo anni di onorato e devoto servizio il dott. Emanuele “Brusa” Brusamento. Si dispongono gli onori militari per la settimana dal 21 al 35 ottobre:</text:span></text:p>
      <text:list xml:id="list787014592" text:style-name="L2">
        <text:list-item>
          <text:p text:style-name="P9">la bandiera dell'ESU sarà issata a mezz'asta, insieme alle matricole;</text:p>
        </text:list-item>
        <text:list-item>
          <text:p text:style-name="P9">le reliquie appartenute al sant'uomo, tra cui una bicicletta monoruota e un pacchetto di sigarette <text:span text:style-name="T5">ESU Smoke Us!,</text:span> saranno esposte nella bacheca scintillante dell'atrio;</text:p>
        </text:list-item>
        <text:list-item>
          <text:p text:style-name="P9">le calamite dotate di calamita devono rimanere <text:span text:style-name="T1">sempre porte.</text:span><text:span text:style-name="T2"> Quelle dotate di sicurezza devono rimanere </text:span><text:span text:style-name="T1">sempre</text:span><text:span text:style-name="T2">.</text:span></text:p>
        </text:list-item>
      </text:list>
      <text:p text:style-name="P10"/>
      <text:p text:style-name="P11">L'irresponsabile della residenz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it" fo:country="IT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in" fo:margin-right="0in" fo:text-align="center" style:justify-single-word="false" fo:text-indent="0.75in" style:auto-text-indent="false" fo:keep-with-next="always"/>
      <style:text-properties fo:font-size="33pt" fo:font-weight="bold" style:font-size-asian="33pt" style:font-weight-asian="bold" style:font-size-complex="3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in" fo:margin-right="0in" fo:text-indent="0.75in" style:auto-text-indent="false" fo:keep-with-next="always"/>
      <style:text-properties fo:font-size="20pt" style:font-size-asian="2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in" fo:margin-right="0in" fo:text-indent="0.75in" style:auto-text-indent="false" fo:keep-with-next="always"/>
      <style:text-properties fo:font-size="20pt" fo:font-weight="bold" style:font-size-asian="20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in" fo:margin-right="0in" fo:text-indent="0.75in" style:auto-text-indent="false" fo:keep-with-next="always"/>
      <style:text-properties fo:font-size="16pt" style:font-size-asian="16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Garamond" fo:font-size="18pt" fo:font-style="italic" style:font-size-asian="18pt" style:font-style-asian="italic" style:font-size-complex="39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0.75in" fo:margin-right="0in" fo:text-indent="0in" style:auto-text-indent="false"/>
      <style:text-properties fo:font-size="18pt" style:font-size-asian="18pt"/>
    </style:style>
    <style:style style:name="Testo_20_fumetto" style:display-name="Testo fumetto" style:family="paragraph" style:parent-style-name="Standard">
      <style:text-properties style:font-name="Tahoma" fo:font-size="8pt" style:font-size-asian="8pt" style:font-name-complex="Tahoma" style:font-size-complex="8pt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Car._20_predefinito_20_paragraf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25in" style:auto-text-indent="false"/>
    </style:style>
    <style:style style:name="MP2" style:family="paragraph" style:parent-style-name="Header">
      <style:paragraph-properties fo:margin-left="-0.7874in" fo:margin-right="0in" fo:text-indent="0in" style:auto-text-indent="false"/>
    </style:style>
    <style:style style:name="MP3" style:family="paragraph" style:parent-style-name="Footer">
      <style:paragraph-properties fo:margin-left="2.3626in" fo:margin-right="0in" fo:text-indent="0in" style:auto-text-indent="false"/>
      <style:text-properties fo:language="de" fo:country="DE"/>
    </style:style>
    <style:style style:name="MP4" style:family="paragraph" style:parent-style-name="Footer">
      <style:paragraph-properties fo:margin-left="2.3626in" fo:margin-right="0in" fo:text-align="end" style:justify-single-word="false" fo:text-indent="0in" style:auto-text-indent="false"/>
      <style:text-properties fo:font-size="8pt" fo:language="de" fo:country="DE" style:font-size-asian="8pt"/>
    </style:style>
    <style:style style:name="MP5" style:family="paragraph" style:parent-style-name="Header">
      <style:paragraph-properties fo:margin-left="0in" fo:margin-right="0in" fo:text-indent="-0.25in" style:auto-text-indent="false">
        <style:tab-stops>
          <style:tab-stop style:position="0.6252in"/>
          <style:tab-stop style:position="3.3465in" style:type="center"/>
          <style:tab-stop style:position="6.6929in" style:type="right"/>
        </style:tab-stops>
      </style:paragraph-properties>
    </style:style>
    <style:style style:name="MP6" style:family="paragraph" style:parent-style-name="Footer">
      <style:text-properties fo:font-size="8pt" style:font-size-asian="8pt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in" style:vertical-pos="from-top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1417in" fo:margin-left="0.248in" fo:margin-right="0.2362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1.3744in" fo:margin-left="0in" fo:margin-right="0in" fo:margin-bottom="1.3354in" style:dynamic-spacing="true"/>
      </style:header-style>
      <style:footer-style>
        <style:header-footer-properties fo:min-height="0.252in" fo:margin-left="0in" fo:margin-right="0in" fo:margin-top="0.2134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i1" text:anchor-type="as-char" svg:width="8.0563in" svg:height="1.2654in" draw:z-index="1"><draw:image xlink:href="Pictures/10000000000009AF00000184D55D1DBC.png" xlink:type="simple" xlink:show="embed" xlink:actuate="onLoad"/></draw:frame><draw:frame draw:style-name="Mfr2" draw:name="immagini2" text:anchor-type="char" svg:x="0in" svg:y="0in" svg:width="7.9445in" svg:height="1.2445in" draw:z-index="2"><draw:image xlink:href="Pictures/10000000000009AF00000184D8552757.png" xlink:type="simple" xlink:show="embed" xlink:actuate="onLoad"/></draw:frame></text:p>
        <text:p text:style-name="MP2"/>
      </style:header>
      <style:footer>
        <text:p text:style-name="MP3"/>
        <text:p text:style-name="MP4"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header>
        <text:p text:style-name="MP5"><draw:frame draw:style-name="Mfr3" draw:name="immagini3" text:anchor-type="as-char" svg:y="-0.1252in" svg:width="7.9402in" svg:height="1.2472in" draw:z-index="0"><draw:image xlink:href="Pictures/10000000000009AF00000184D55D1DBC.png" xlink:type="simple" xlink:show="embed" xlink:actuate="onLoad"/></draw:frame></text:p>
      </style:header>
      <style:footer>
        <text:p text:style-name="MP6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sidenze Tartaglia - Galilei</dc:title>
    <meta:initial-creator>brusamento</meta:initial-creator>
    <meta:creation-date>2009-07-22T07:37:00</meta:creation-date>
    <dc:date>2013-10-16T23:24:44</dc:date>
    <meta:print-date>2009-07-22T09:00:00</meta:print-date>
    <meta:editing-cycles>9</meta:editing-cycles>
    <meta:editing-duration>PT1H39M38S</meta:editing-duration>
    <meta:generator>LibreOffice/3.5$Linux_x86 LibreOffice_project/350m1$Build-2</meta:generator>
    <meta:document-statistic meta:table-count="0" meta:image-count="3" meta:object-count="0" meta:page-count="1" meta:paragraph-count="9" meta:word-count="94" meta:character-count="644" meta:non-whitespace-character-count="556"/>
    <meta:user-defined meta:name="Info 1"/>
    <meta:user-defined meta:name="Info 2"/>
    <meta:user-defined meta:name="Info 3"/>
    <meta:user-defined meta:name="Info 4"/>
  </office:meta>
</office:document-meta>
</file>